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.102cm" draw:marker-start-width="0.356cm" draw:marker-end-width="0.356cm" draw:fill="solid" draw:fill-color="#ffffcc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svg:stroke-width="0.102cm" draw:marker-start-width="0.356cm" draw:marker-end-width="0.356cm" draw:fill="solid" draw:fill-color="#ccffff" draw:textarea-horizontal-align="justify" draw:textarea-vertical-align="middle" draw:auto-grow-height="false" fo:padding-top="0.176cm" fo:padding-bottom="0.176cm" fo:padding-left="0.301cm" fo:padding-right="0.301cm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982cm" fo:min-width="0cm"/>
    </style:style>
    <style:style style:name="gr9" style:family="graphic">
      <style:graphic-properties style:protect="size"/>
    </style:style>
    <style:style style:name="gr10" style:family="graphic">
      <style:graphic-properties draw:fill="solid" draw:fill-color="#ff950e" draw:textarea-horizontal-align="justify" draw:textarea-vertical-align="middle" draw:auto-grow-height="false"/>
    </style:style>
    <style:style style:name="gr11" style:family="graphic">
      <style:graphic-properties draw:fill="solid" draw:fill-color="#ff0000" draw:textarea-horizontal-align="justify" draw:textarea-vertical-align="middle" draw:auto-grow-height="false"/>
    </style:style>
    <style:style style:name="gr12" style:family="graphic">
      <style:graphic-properties draw:fill="solid" draw:fill-color="#ff3333" draw:textarea-horizontal-align="justify" draw:textarea-vertical-align="middle" draw:auto-grow-height="false"/>
    </style:style>
    <style:style style:name="gr13" style:family="graphic">
      <style:graphic-properties draw:fill="solid"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svg:stroke-width="0.152cm" draw:marker-start="" draw:marker-start-width="0.427cm" draw:marker-end="" draw:marker-end-width="0.427cm" draw:fill="none" draw:textarea-vertical-align="middle" fo:padding-top="0.2cm" fo:padding-bottom="0.2cm" fo:padding-left="0.325cm" fo:padding-right="0.325cm"/>
    </style:style>
    <style:style style:name="gr16" style:family="graphic">
      <style:graphic-properties draw:fill="solid" draw:fill-color="#cc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1.121cm" fo:min-width="14.87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style:use-window-font-color="true" fo:font-size="18pt"/>
    </style:style>
    <style:style style:name="P6" style:family="paragraph">
      <style:text-properties fo:color="#000000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794cm" svg:height="9.906cm" svg:x="4.826cm" svg:y="3.556cm">
          <text:p text:style-name="P1">Threa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302cm" svg:height="2.032cm" svg:x="7.874cm" svg:y="3.556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2.032cm" svg:x="7.874cm" svg:y="5.842cm"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3.302cm" svg:height="2.032cm" svg:x="7.874cm" svg:y="9.398cm">
          <text:p text:style-name="P1">Even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35cm" svg:y1="2.286cm" svg:x2="6.35cm" svg:y2="3.302cm">
          <text:p/>
        </draw:line>
        <draw:line draw:style-name="gr4" draw:text-style-name="P1" draw:layer="layout" svg:x1="17.272cm" svg:y1="2.286cm" svg:x2="17.272cm" svg:y2="3.302cm">
          <text:p/>
        </draw:line>
        <draw:frame draw:style-name="gr5" draw:layer="layout" svg:width="15.369cm" svg:height="0.962cm" svg:x="5.588cm" svg:y="1.27cm">
          <draw:text-box>
            <text:p>Prefer processing events serially to context switching</text:p>
          </draw:text-box>
        </draw:frame>
        <draw:custom-shape draw:style-name="gr1" draw:text-style-name="P1" draw:layer="layout" svg:width="2.794cm" svg:height="9.906cm" svg:x="15.748cm" svg:y="3.556cm">
          <text:p text:style-name="P1">Threa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2.032cm" svg:x="18.796cm" svg:y="3.556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7.874cm" svg:y1="4.572cm" svg:x2="2.413cm" svg:y2="7.62cm" draw:start-shape="id1" draw:start-glue-point="3" draw:end-shape="id2" draw:end-glue-point="0" svg:d="m7874 4572c-3641 0-5461 1016-5461 3048" svg:viewBox="0 0 5462 3049">
          <text:p/>
        </draw:connector>
        <draw:custom-shape draw:style-name="gr6" draw:text-style-name="P1" xml:id="id2" draw:id="id2" draw:layer="layout" svg:width="3.302cm" svg:height="2.032cm" svg:x="0.762cm" svg:y="7.62cm">
          <text:p text:style-name="P1">Event</text:p>
          <draw:enhanced-geometry svg:viewBox="0 0 21600 21600" draw:type="rectangle" draw:enhanced-path="M 0 0 L 21600 0 21600 21600 0 21600 0 0 Z N"/>
        </draw:custom-shape>
        <draw:frame draw:style-name="gr5" draw:layer="layout" svg:width="8.99cm" svg:height="2.384cm" svg:x="0.254cm" svg:y="15.24cm">
          <draw:text-box>
            <text:p>Async means we're creating</text:p>
            <text:p>more events and placing them</text:p>
            <text:p>in the processing queue</text:p>
          </draw:text-box>
        </draw:frame>
        <draw:connector draw:style-name="gr4" draw:text-style-name="P1" draw:layer="layout" draw:type="curve" draw:line-skew="2.217cm" svg:x1="2.413cm" svg:y1="9.652cm" svg:x2="9.525cm" svg:y2="11.43cm" draw:start-shape="id2" draw:start-glue-point="2" draw:end-shape="id3" draw:end-glue-point="2" svg:d="m2413 9652c0 6819 7112 5930 7112 1778" svg:viewBox="0 0 7113 5011">
          <text:p/>
        </draw:connector>
        <draw:custom-shape draw:style-name="gr7" draw:text-style-name="P1" draw:layer="layout" svg:width="3.302cm" svg:height="3.302cm" svg:x="11.43cm" svg:y="3.556cm">
          <text:p text:style-name="P1">Verticle(s)</text:p>
          <draw:enhanced-geometry svg:viewBox="0 0 21600 21600" draw:type="rectangle" draw:enhanced-path="M 0 0 L 21600 0 21600 21600 0 21600 0 0 Z N"/>
        </draw:custom-shape>
        <draw:frame draw:style-name="gr8" draw:layer="layout" svg:width="2.403cm" svg:height="2.232cm" svg:x="0.713cm" svg:y="4.133cm">
          <draw:text-box>
            <text:p>Create</text:p>
            <text:p>events</text:p>
          </draw:text-box>
        </draw:frame>
        <draw:custom-shape draw:style-name="gr7" draw:text-style-name="P1" draw:layer="layout" svg:width="3.302cm" svg:height="3.302cm" svg:x="22.352cm" svg:y="3.556cm">
          <text:p text:style-name="P1">Verticle(s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652cm" svg:y1="9.398cm" svg:x2="9.652cm" svg:y2="8.382cm">
          <text:p/>
        </draw:line>
        <draw:custom-shape draw:style-name="gr6" draw:text-style-name="P1" xml:id="id5" draw:id="id5" draw:layer="layout" svg:width="3.302cm" svg:height="2.032cm" svg:x="9.398cm" svg:y="13.716cm"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2.192cm" svg:y1="18.518cm" svg:x2="11.049cm" svg:y2="15.748cm" draw:start-shape="id4" draw:start-glue-point="3" draw:end-shape="id5" draw:end-glue-point="2" svg:d="m12192 18518c-762 0-1143-923-1143-2770" svg:viewBox="0 0 1144 2771">
          <text:p/>
        </draw:connector>
        <draw:connector draw:style-name="gr4" draw:text-style-name="P1" draw:layer="layout" draw:type="curve" svg:x1="11.049cm" svg:y1="13.716cm" svg:x2="9.525cm" svg:y2="11.43cm" draw:start-shape="id5" draw:end-shape="id3" svg:d="m11049 13716c0-1714-1524-572-1524-2286" svg:viewBox="0 0 1525 2287">
          <text:p/>
        </draw:connector>
        <draw:frame draw:style-name="gr5" xml:id="id4" draw:id="id4" draw:layer="layout" svg:width="7.165cm" svg:height="2.384cm" svg:x="12.192cm" svg:y="17.326cm">
          <draw:text-box>
            <text:p>Vert.x Async APIs</text:p>
            <text:p>Create events when I/O</text:p>
            <text:p>Generates them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0" draw:text-style-name="P2" draw:layer="Layout" svg:width="2.794cm" svg:height="13.462cm" svg:x="1.148cm" svg:y="2.794cm">
          <text:p text:style-name="P2">Thread</text:p>
          <draw:enhanced-geometry svg:viewBox="0 0 21600 21600" draw:type="rectangle" draw:enhanced-path="M 0 0 L 21600 0 21600 21600 0 21600 0 0 Z N"/>
        </draw:custom-shape>
        <draw:custom-shape draw:style-name="gr11" draw:text-style-name="P2" xml:id="id6" draw:id="id6" draw:layer="Layout" svg:width="3.302cm" svg:height="2.032cm" svg:x="4.196cm" svg:y="2.794cm">
          <text:p text:style-name="P2">Even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302cm" svg:height="2.032cm" svg:x="4.196cm" svg:y="5.08cm">
          <text:p text:style-name="P2">Ev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672cm" svg:y1="1.524cm" svg:x2="2.672cm" svg:y2="2.54cm">
          <text:p/>
        </draw:line>
        <draw:frame draw:style-name="gr5" draw:text-style-name="P3" draw:layer="layout" svg:width="8.638cm" svg:height="0.962cm" svg:x="1.91cm" svg:y="0.508cm">
          <draw:text-box>
            <text:p text:style-name="P3">Typically one thread per core</text:p>
          </draw:text-box>
        </draw:frame>
        <draw:custom-shape draw:style-name="gr13" draw:text-style-name="P2" draw:layer="Layout" svg:width="3.302cm" svg:height="3.302cm" svg:x="7.752cm" svg:y="2.794cm">
          <text:p text:style-name="P2">Verticle(s)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302cm" svg:height="2.032cm" svg:x="4.196cm" svg:y="7.366cm">
          <text:p text:style-name="P2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2cm" svg:height="2.032cm" svg:x="4.196cm" svg:y="9.652cm">
          <text:p text:style-name="P2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302cm" svg:height="2.032cm" svg:x="4.196cm" svg:y="11.938cm">
          <text:p text:style-name="P2">Ev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5.72cm" svg:y1="14.478cm" svg:x2="5.72cm" svg:y2="19.05cm">
          <text:p/>
        </draw:line>
        <draw:connector draw:style-name="gr4" draw:text-style-name="P1" draw:layer="layout" draw:type="curve" svg:x1="12.726cm" svg:y1="2.846cm" svg:x2="5.847cm" svg:y2="2.794cm" draw:end-shape="id6" draw:end-glue-point="0" svg:d="m12726 2846c0-829-6879-803-6879-52" svg:viewBox="0 0 6880 620">
          <text:p/>
        </draw:connector>
        <draw:frame draw:style-name="gr5" draw:layer="layout" svg:width="11.806cm" svg:height="5.939cm" svg:x="11.562cm" svg:y="3.302cm">
          <draw:text-box>
            <text:p>Let's say we're running some code like:</text:p>
            <text:p/>
            <text:p>// Fetch list of images from database</text:p>
            <text:p>handle(HttpServerRequest request) {</text:p>
            <text:p><text:s text:c="2"/>// Takes 10 ms to fetch...</text:p>
            <text:p><text:s text:c="2"/>String images =<text:span text:style-name="T1"> </text:span><text:span text:style-name="T2">imageServer.getAll();</text:span></text:p>
            <text:p><text:s text:c="2"/>request.response.end(images);</text:p>
            <text:p>}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2" draw:layer="Layout" svg:width="2.794cm" svg:height="13.462cm" svg:x="1.136cm" svg:y="2.853cm">
          <text:p text:style-name="P2">Thread</text:p>
          <draw:enhanced-geometry svg:viewBox="0 0 21600 21600" draw:type="rectangle" draw:enhanced-path="M 0 0 L 21600 0 21600 21600 0 21600 0 0 Z N"/>
        </draw:custom-shape>
        <draw:custom-shape draw:style-name="gr16" draw:text-style-name="P2" xml:id="id7" draw:id="id7" draw:layer="Layout" svg:width="3.302cm" svg:height="2.032cm" svg:x="4.184cm" svg:y="2.853cm">
          <text:p text:style-name="P2">Even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.302cm" svg:height="2.032cm" svg:x="4.184cm" svg:y="5.139cm">
          <text:p text:style-name="P2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3.302cm" svg:height="3.302cm" svg:x="7.74cm" svg:y="2.853cm">
          <text:p text:style-name="P2">Verticle(s)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2.714cm" svg:y1="2.905cm" svg:x2="5.835cm" svg:y2="2.853cm" draw:end-shape="id7" draw:end-glue-point="0" svg:d="m12714 2905c0-829-6879-803-6879-52" svg:viewBox="0 0 6880 620">
          <text:p/>
        </draw:connector>
        <draw:frame draw:style-name="gr17" draw:text-style-name="P5" draw:layer="layout" svg:width="15.374cm" svg:height="11.371cm" svg:x="11.55cm" svg:y="3.361cm">
          <draw:text-box>
            <text:p text:style-name="P5"><text:span text:style-name="T3">Send the Vert.x Event Bus a message, the reply handler is called when the I/O operation completes.</text:span></text:p>
            <text:p text:style-name="P5"><text:span text:style-name="T3">In the mean time, the “event loop” thread is able to catch up and process waiting events.</text:span></text:p>
            <text:p text:style-name="P5"><text:span text:style-name="T3"/></text:p>
            <text:p text:style-name="P5"><text:span text:style-name="T3">// Fetch list of images from database</text:span></text:p>
            <text:p text:style-name="P5"><text:span text:style-name="T3">handle(HttpServerRequest request) {</text:span></text:p>
            <text:p text:style-name="P5"><text:span text:style-name="T3"><text:s text:c="2"/></text:span><text:span text:style-name="T3">vertx.eventBus().send(“image.server”,</text:span></text:p>
            <text:p text:style-name="P5"><text:span text:style-name="T3"><text:s text:c="4"/></text:span><text:span text:style-name="T3">new Handler(Message&lt;String&gt; msg) {</text:span></text:p>
            <text:p text:style-name="P5"><text:span text:style-name="T3"><text:s text:c="4"/></text:span><text:span text:style-name="T3">public void handle(Message&lt;String&gt; msg) {</text:span></text:p>
            <text:p text:style-name="P6"><text:span text:style-name="T4"><text:s text:c="6"/></text:span><text:span text:style-name="T4">String images =</text:span><text:span text:style-name="T5"> </text:span><text:span text:style-name="T6">msg.body;</text:span></text:p>
            <text:p text:style-name="P6"><text:span text:style-name="T4"><text:s text:c="6"/></text:span><text:span text:style-name="T4">request.response.end(images);</text:span></text:p>
            <text:p text:style-name="P5"><text:span text:style-name="T3"><text:s text:c="4"/></text:span><text:span text:style-name="T3">}</text:span></text:p>
            <text:p text:style-name="P5"><text:span text:style-name="T3"><text:s text:c="2"/></text:span><text:span text:style-name="T3">});</text:span></text:p>
            <text:p text:style-name="P5"><text:span text:style-name="T3">}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vi </meta:initial-creator>
    <meta:creation-date>2013-06-16T13:16:11</meta:creation-date>
    <dc:date>2013-06-16T17:46:38</dc:date>
    <dc:creator>ravi </dc:creator>
    <meta:editing-duration>PT2H28M4S</meta:editing-duration>
    <meta:editing-cycles>1</meta:editing-cycles>
    <meta:document-statistic meta:object-count="66"/>
    <meta:generator>LibreOffice/4.0.2.2$Linux_X86_64 LibreOffice_project/400m0$Build-2</meta:generator>
  </office:meta>
</office:document-meta>
</file>